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38442" officeooo:paragraph-rsid="00238442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left="0cm" fo:text-indent="0cm" style:auto-text-indent="false"/>
      <style:text-properties officeooo:paragraph-rsid="00238442"/>
    </style:style>
    <style:style style:name="P11" style:family="paragraph" style:parent-style-name="Heading_20_2">
      <style:paragraph-properties fo:margin-left="0cm" fo:text-indent="0cm" style:auto-text-indent="false"/>
      <style:text-properties officeooo:paragraph-rsid="00238442"/>
    </style:style>
    <style:style style:name="P12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3" style:family="paragraph" style:parent-style-name="Standard">
      <style:paragraph-properties fo:margin-left="2.498cm"/>
      <style:text-properties officeooo:paragraph-rsid="00200e86"/>
    </style:style>
    <style:style style:name="P14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38442"/>
    </style:style>
    <style:style style:name="T3" style:family="text">
      <style:text-properties officeooo:rsid="0021f585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projektu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plan_proejktu_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3">1</text:span><text:span text:style-name="T2">0</text:span>.0<text:span text:style-name="T3">5</text:span>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.<text:span text:style-name="T3">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lan Projektu</text:span><text:line-break/><text:span text:style-name="T4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5950_1148864075" text:style-name="Index_20_Link" text:visited-style-name="Index_20_Link">1 Wstęp<text:tab/>4</text:a></text:p>
          <text:p text:style-name="P9"><text:a xlink:type="simple" xlink:href="#__RefHeading___Toc5952_1148864075" text:style-name="Index_20_Link" text:visited-style-name="Index_20_Link">1.1 Cel projektu<text:tab/>4</text:a></text:p>
          <text:p text:style-name="P9"><text:a xlink:type="simple" xlink:href="#__RefHeading___Toc5954_1148864075" text:style-name="Index_20_Link" text:visited-style-name="Index_20_Link">1.2 Zakres projektu<text:tab/>4</text:a></text:p>
          <text:p text:style-name="P9"><text:a xlink:type="simple" xlink:href="#__RefHeading___Toc5956_1148864075" text:style-name="Index_20_Link" text:visited-style-name="Index_20_Link">1.3 Definicje i skróty<text:tab/>4</text:a></text:p>
          <text:p text:style-name="P8"><text:a xlink:type="simple" xlink:href="#__RefHeading___Toc5958_1148864075" text:style-name="Index_20_Link" text:visited-style-name="Index_20_Link">2 Opis projektu<text:tab/>4</text:a></text:p>
          <text:p text:style-name="P9"><text:a xlink:type="simple" xlink:href="#__RefHeading___Toc5960_1148864075" text:style-name="Index_20_Link" text:visited-style-name="Index_20_Link">2.1 Opis funkcjonalności systemu<text:tab/>4</text:a></text:p>
          <text:p text:style-name="P9"><text:a xlink:type="simple" xlink:href="#__RefHeading___Toc5962_1148864075" text:style-name="Index_20_Link" text:visited-style-name="Index_20_Link">2.2 <text:s/>Założenia i ograniczenia<text:tab/>4</text:a></text:p>
          <text:p text:style-name="P9"><text:a xlink:type="simple" xlink:href="#__RefHeading___Toc5964_1148864075" text:style-name="Index_20_Link" text:visited-style-name="Index_20_Link">2.3 Artefakty<text:tab/>4</text:a></text:p>
          <text:p text:style-name="P9"><text:a xlink:type="simple" xlink:href="#__RefHeading___Toc5966_1148864075" text:style-name="Index_20_Link" text:visited-style-name="Index_20_Link">2.4 Metodologia zarządzania projektem<text:tab/>4</text:a></text:p>
          <text:p text:style-name="P9"><text:a xlink:type="simple" xlink:href="#__RefHeading___Toc5968_1148864075" text:style-name="Index_20_Link" text:visited-style-name="Index_20_Link">2.5 Dokumentowanie projektu i szablony<text:tab/>4</text:a></text:p>
          <text:p text:style-name="P8"><text:a xlink:type="simple" xlink:href="#__RefHeading___Toc5970_1148864075" text:style-name="Index_20_Link" text:visited-style-name="Index_20_Link">3 Struktura organizacyjna projektu<text:tab/>4</text:a></text:p>
          <text:p text:style-name="P9"><text:a xlink:type="simple" xlink:href="#__RefHeading___Toc5972_1148864075" text:style-name="Index_20_Link" text:visited-style-name="Index_20_Link">3.1 <text:s/>Struktura zespołu<text:tab/>4</text:a></text:p>
          <text:p text:style-name="P9"><text:a xlink:type="simple" xlink:href="#__RefHeading___Toc5974_1148864075" text:style-name="Index_20_Link" text:visited-style-name="Index_20_Link">3.2 <text:s/>Schemat zależności<text:tab/>4</text:a></text:p>
          <text:p text:style-name="P8"><text:a xlink:type="simple" xlink:href="#__RefHeading___Toc5976_1148864075" text:style-name="Index_20_Link" text:visited-style-name="Index_20_Link">4 Role i odpowiedzialność<text:tab/>4</text:a></text:p>
          <text:p text:style-name="P9"><text:a xlink:type="simple" xlink:href="#__RefHeading___Toc5978_1148864075" text:style-name="Index_20_Link" text:visited-style-name="Index_20_Link">4.1 <text:s/>Opis ról w projekcie<text:tab/>4</text:a></text:p>
          <text:p text:style-name="P9"><text:a xlink:type="simple" xlink:href="#__RefHeading___Toc5980_1148864075" text:style-name="Index_20_Link" text:visited-style-name="Index_20_Link">4.2 Przypisanie osób do ról<text:tab/>4</text:a></text:p>
          <text:p text:style-name="P9"><text:a xlink:type="simple" xlink:href="#__RefHeading___Toc5982_1148864075" text:style-name="Index_20_Link" text:visited-style-name="Index_20_Link">4.3 Zakres obowiązków<text:tab/>4</text:a></text:p>
          <text:p text:style-name="P8"><text:a xlink:type="simple" xlink:href="#__RefHeading___Toc5984_1148864075" text:style-name="Index_20_Link" text:visited-style-name="Index_20_Link">5 Harmonogram projektu<text:tab/>4</text:a></text:p>
          <text:p text:style-name="P9"><text:a xlink:type="simple" xlink:href="#__RefHeading___Toc5986_1148864075" text:style-name="Index_20_Link" text:visited-style-name="Index_20_Link">5.1 Fazy projektu<text:tab/>4</text:a></text:p>
          <text:p text:style-name="P9"><text:a xlink:type="simple" xlink:href="#__RefHeading___Toc5988_1148864075" text:style-name="Index_20_Link" text:visited-style-name="Index_20_Link">5.2 Kamienie milowe<text:tab/>5</text:a></text:p>
          <text:p text:style-name="P9"><text:a xlink:type="simple" xlink:href="#__RefHeading___Toc5990_1148864075" text:style-name="Index_20_Link" text:visited-style-name="Index_20_Link">5.3 Skrócony harmonogram projektu<text:tab/>5</text:a></text:p>
          <text:p text:style-name="P9"><text:a xlink:type="simple" xlink:href="#__RefHeading___Toc5992_1148864075" text:style-name="Index_20_Link" text:visited-style-name="Index_20_Link">5.4 Harmonogram .mpp jako załącznik<text:tab/>5</text:a></text:p>
          <text:p text:style-name="P8"><text:a xlink:type="simple" xlink:href="#__RefHeading___Toc5994_1148864075" text:style-name="Index_20_Link" text:visited-style-name="Index_20_Link">6 Kosztorys projektu<text:tab/>5</text:a></text:p>
          <text:p text:style-name="P9"><text:a xlink:type="simple" xlink:href="#__RefHeading___Toc5996_1148864075" text:style-name="Index_20_Link" text:visited-style-name="Index_20_Link">6.1 Zasoby ludzkie I narzędzia<text:tab/>5</text:a></text:p>
          <text:p text:style-name="P9"><text:a xlink:type="simple" xlink:href="#__RefHeading___Toc5998_1148864075" text:style-name="Index_20_Link" text:visited-style-name="Index_20_Link">6.2 Podsumowanie kosztów<text:tab/>5</text:a></text:p>
          <text:p text:style-name="P8"><text:a xlink:type="simple" xlink:href="#__RefHeading___Toc6000_1148864075" text:style-name="Index_20_Link" text:visited-style-name="Index_20_Link">7 Zasoby projektu<text:tab/>5</text:a></text:p>
          <text:p text:style-name="P9"><text:a xlink:type="simple" xlink:href="#__RefHeading___Toc6002_1148864075" text:style-name="Index_20_Link" text:visited-style-name="Index_20_Link">7.1 Narzędzia I technologie<text:tab/>5</text:a></text:p>
          <text:p text:style-name="P9"><text:a xlink:type="simple" xlink:href="#__RefHeading___Toc6004_1148864075" text:style-name="Index_20_Link" text:visited-style-name="Index_20_Link">7.2 Środowiska<text:tab/>5</text:a></text:p>
          <text:p text:style-name="P8"><text:a xlink:type="simple" xlink:href="#__RefHeading___Toc6006_1148864075" text:style-name="Index_20_Link" text:visited-style-name="Index_20_Link">8 Standardy i narzędzia w projekcie<text:tab/>5</text:a></text:p>
          <text:p text:style-name="P9"><text:a xlink:type="simple" xlink:href="#__RefHeading___Toc6008_1148864075" text:style-name="Index_20_Link" text:visited-style-name="Index_20_Link">8.1 Standardy dokumentacji i kodu<text:tab/>5</text:a></text:p>
          <text:p text:style-name="P9"><text:a xlink:type="simple" xlink:href="#__RefHeading___Toc6010_1148864075" text:style-name="Index_20_Link" text:visited-style-name="Index_20_Link">8.2 <text:s/>Kontrola wersji i repozytorium<text:tab/>5</text:a></text:p>
          <text:p text:style-name="P9"><text:a xlink:type="simple" xlink:href="#__RefHeading___Toc6012_1148864075" text:style-name="Index_20_Link" text:visited-style-name="Index_20_Link">8.3 Formatowanie i nazewnictwo plików<text:tab/>5</text:a></text:p>
          <text:p text:style-name="P8"><text:a xlink:type="simple" xlink:href="#__RefHeading___Toc6014_1148864075" text:style-name="Index_20_Link" text:visited-style-name="Index_20_Link">9 Procesy zarządzania<text:tab/>5</text:a></text:p>
          <text:p text:style-name="P9"><text:a xlink:type="simple" xlink:href="#__RefHeading___Toc6016_1148864075" text:style-name="Index_20_Link" text:visited-style-name="Index_20_Link">9.1 Plan zarządzania konfiguracją<text:tab/>5</text:a></text:p>
          <text:p text:style-name="P9"><text:a xlink:type="simple" xlink:href="#__RefHeading___Toc6018_1148864075" text:style-name="Index_20_Link" text:visited-style-name="Index_20_Link">9.2 Plan zarządzania ryzykiem<text:tab/>5</text:a></text:p>
          <text:p text:style-name="P9"><text:a xlink:type="simple" xlink:href="#__RefHeading___Toc6020_1148864075" text:style-name="Index_20_Link" text:visited-style-name="Index_20_Link">9.3 Plan zarządzania testami<text:tab/>5</text:a></text:p>
        </text:index-body>
      </text:table-of-content>
      <text:p text:style-name="P7"/>
      <text:p text:style-name="P7"/>
      <text:p text:style-name="P7"/>
      <text:h text:style-name="P10" text:outline-level="1" text:is-list-header="true"><text:soft-page-break/></text:h>
      <text:h text:style-name="P10" text:outline-level="1"><text:bookmark-start text:name="__RefHeading___Toc5950_1148864075"/>Wstęp<text:bookmark-end text:name="__RefHeading___Toc5950_1148864075"/></text:h>
      <text:h text:style-name="P11" text:outline-level="2"><text:bookmark-start text:name="__RefHeading___Toc5952_1148864075"/>Cel projektu<text:bookmark-end text:name="__RefHeading___Toc5952_1148864075"/></text:h>
      <text:h text:style-name="P11" text:outline-level="2"><text:bookmark-start text:name="__RefHeading___Toc5954_1148864075"/><text:bookmark-start text:name="_Toc201436082"/>Zakres projektu<text:bookmark-end text:name="__RefHeading___Toc5954_1148864075"/><text:bookmark-end text:name="_Toc201436082"/></text:h>
      <text:h text:style-name="P11" text:outline-level="2"><text:bookmark-start text:name="__RefHeading___Toc5956_1148864075"/><text:bookmark-start text:name="_Toc201436083"/>Definicje i skróty<text:bookmark-end text:name="__RefHeading___Toc5956_1148864075"/><text:bookmark-end text:name="_Toc201436083"/></text:h>
      <text:h text:style-name="P10" text:outline-level="1"><text:bookmark-start text:name="__RefHeading___Toc5958_1148864075"/><text:bookmark-start text:name="_Toc201436084"/>Opis projektu<text:bookmark-end text:name="__RefHeading___Toc5958_1148864075"/><text:bookmark-end text:name="_Toc201436084"/></text:h>
      <text:h text:style-name="P11" text:outline-level="2"><text:bookmark-start text:name="__RefHeading___Toc5960_1148864075"/><text:bookmark-start text:name="_Toc201436085"/>Opis funkcjonalności systemu<text:bookmark-end text:name="__RefHeading___Toc5960_1148864075"/><text:bookmark-end text:name="_Toc201436085"/></text:h>
      <text:h text:style-name="P11" text:outline-level="2"><text:bookmark-start text:name="__RefHeading___Toc5962_1148864075"/><text:s/><text:bookmark-start text:name="_Toc201436086"/>Założenia i ograniczenia<text:bookmark-end text:name="__RefHeading___Toc5962_1148864075"/><text:bookmark-end text:name="_Toc201436086"/></text:h>
      <text:h text:style-name="P11" text:outline-level="2"><text:bookmark-start text:name="__RefHeading___Toc5964_1148864075"/>A<text:bookmark-start text:name="_Toc201436087"/>rtefakty<text:bookmark-end text:name="__RefHeading___Toc5964_1148864075"/><text:bookmark-end text:name="_Toc201436087"/></text:h>
      <text:h text:style-name="P11" text:outline-level="2"><text:bookmark-start text:name="__RefHeading___Toc5966_1148864075"/><text:bookmark-start text:name="_Toc201436088"/>Metodologia zarządzania projektem<text:bookmark-end text:name="__RefHeading___Toc5966_1148864075"/><text:bookmark-end text:name="_Toc201436088"/></text:h>
      <text:h text:style-name="P11" text:outline-level="2"><text:bookmark-start text:name="__RefHeading___Toc5968_1148864075"/><text:bookmark-start text:name="_Toc201436089"/>Dokumentowanie projektu i szablony<text:bookmark-end text:name="__RefHeading___Toc5968_1148864075"/><text:bookmark-end text:name="_Toc201436089"/></text:h>
      <text:h text:style-name="P10" text:outline-level="1"><text:bookmark-start text:name="__RefHeading___Toc5970_1148864075"/><text:bookmark-start text:name="_Toc201436090"/>Struktura organizacyjna projektu<text:bookmark-end text:name="__RefHeading___Toc5970_1148864075"/><text:bookmark-end text:name="_Toc201436090"/></text:h>
      <text:h text:style-name="P11" text:outline-level="2"><text:bookmark-start text:name="__RefHeading___Toc5972_1148864075"/><text:s/><text:bookmark-start text:name="_Toc201436091"/>Struktura zespołu<text:bookmark-end text:name="__RefHeading___Toc5972_1148864075"/><text:bookmark-end text:name="_Toc201436091"/></text:h>
      <text:h text:style-name="P11" text:outline-level="2"><text:bookmark-start text:name="__RefHeading___Toc5974_1148864075"/><text:s/>Schemat zależności<text:bookmark-end text:name="__RefHeading___Toc5974_1148864075"/></text:h>
      <text:h text:style-name="P10" text:outline-level="1"><text:bookmark-start text:name="__RefHeading___Toc5976_1148864075"/><text:bookmark-start text:name="_Toc201436093"/>Role i odpowiedzialność<text:bookmark-end text:name="__RefHeading___Toc5976_1148864075"/><text:bookmark-end text:name="_Toc201436093"/></text:h>
      <text:h text:style-name="P11" text:outline-level="2"><text:bookmark-start text:name="__RefHeading___Toc5978_1148864075"/><text:s/><text:bookmark-start text:name="_Toc201436094"/>Opis ról w projekcie<text:bookmark-end text:name="__RefHeading___Toc5978_1148864075"/><text:bookmark-end text:name="_Toc201436094"/></text:h>
      <text:h text:style-name="P11" text:outline-level="2"><text:bookmark-start text:name="__RefHeading___Toc5980_1148864075"/><text:bookmark-start text:name="_Toc201436095"/>Przypisanie osób do ról<text:bookmark-end text:name="__RefHeading___Toc5980_1148864075"/><text:bookmark-end text:name="_Toc201436095"/></text:h>
      <text:h text:style-name="P11" text:outline-level="2"><text:bookmark-start text:name="__RefHeading___Toc5982_1148864075"/><text:bookmark-start text:name="_Toc201436096"/>Zakres obowiązków<text:bookmark-end text:name="__RefHeading___Toc5982_1148864075"/><text:bookmark-end text:name="_Toc201436096"/></text:h>
      <text:h text:style-name="P10" text:outline-level="1"><text:bookmark-start text:name="__RefHeading___Toc5984_1148864075"/><text:bookmark-start text:name="_Toc201436097"/>Harmonogram projektu<text:bookmark-end text:name="__RefHeading___Toc5984_1148864075"/><text:bookmark-end text:name="_Toc201436097"/></text:h>
      <text:h text:style-name="P11" text:outline-level="2"><text:bookmark-start text:name="__RefHeading___Toc5986_1148864075"/><text:bookmark-start text:name="_Toc201436098"/>Fazy projektu<text:bookmark-end text:name="__RefHeading___Toc5986_1148864075"/><text:bookmark-end text:name="_Toc201436098"/></text:h>
      <text:h text:style-name="P11" text:outline-level="2"><text:bookmark-start text:name="__RefHeading___Toc5988_1148864075"/><text:bookmark-start text:name="_Toc201436099"/><text:soft-page-break/>Kamienie milowe<text:bookmark-end text:name="__RefHeading___Toc5988_1148864075"/><text:bookmark-end text:name="_Toc201436099"/></text:h>
      <text:h text:style-name="P11" text:outline-level="2"><text:bookmark-start text:name="__RefHeading___Toc5990_1148864075"/><text:bookmark-start text:name="_Toc201436100"/>Skrócony harmonogram projektu<text:bookmark-end text:name="__RefHeading___Toc5990_1148864075"/><text:bookmark-end text:name="_Toc201436100"/></text:h>
      <text:h text:style-name="P11" text:outline-level="2"><text:bookmark-start text:name="__RefHeading___Toc5992_1148864075"/><text:bookmark-start text:name="_Toc201436101"/>Harmonogram .mpp jako załącznik<text:bookmark-end text:name="__RefHeading___Toc5992_1148864075"/><text:bookmark-end text:name="_Toc201436101"/></text:h>
      <text:h text:style-name="P10" text:outline-level="1"><text:bookmark-start text:name="__RefHeading___Toc5994_1148864075"/>Kosztorys projektu<text:bookmark-end text:name="__RefHeading___Toc5994_1148864075"/></text:h>
      <text:h text:style-name="P11" text:outline-level="2"><text:bookmark-start text:name="__RefHeading___Toc5996_1148864075"/>Zasoby ludzkie I narzędzia<text:bookmark-end text:name="__RefHeading___Toc5996_1148864075"/></text:h>
      <text:h text:style-name="P11" text:outline-level="2"><text:bookmark-start text:name="__RefHeading___Toc5998_1148864075"/>Podsumowanie kosztów<text:bookmark-end text:name="__RefHeading___Toc5998_1148864075"/></text:h>
      <text:h text:style-name="P10" text:outline-level="1"><text:bookmark-start text:name="__RefHeading___Toc6000_1148864075"/>Zasoby projektu<text:bookmark-end text:name="__RefHeading___Toc6000_1148864075"/></text:h>
      <text:h text:style-name="P11" text:outline-level="2"><text:bookmark-start text:name="__RefHeading___Toc6002_1148864075"/>Narzędzia I technologie<text:bookmark-end text:name="__RefHeading___Toc6002_1148864075"/></text:h>
      <text:h text:style-name="P11" text:outline-level="2"><text:bookmark-start text:name="__RefHeading___Toc6004_1148864075"/>Środowiska<text:bookmark-end text:name="__RefHeading___Toc6004_1148864075"/></text:h>
      <text:h text:style-name="P10" text:outline-level="1"><text:bookmark-start text:name="__RefHeading___Toc6006_1148864075"/><text:bookmark-start text:name="_Toc201436109"/>Standardy i narzędzia w projekcie<text:bookmark-end text:name="__RefHeading___Toc6006_1148864075"/><text:bookmark-end text:name="_Toc201436109"/></text:h>
      <text:h text:style-name="P11" text:outline-level="2"><text:bookmark-start text:name="__RefHeading___Toc6008_1148864075"/><text:bookmark-start text:name="_Toc201436110"/>Standardy dokumentacji i kodu<text:bookmark-end text:name="__RefHeading___Toc6008_1148864075"/><text:bookmark-end text:name="_Toc201436110"/></text:h>
      <text:h text:style-name="P11" text:outline-level="2"><text:bookmark-start text:name="__RefHeading___Toc6010_1148864075"/><text:s/><text:bookmark-start text:name="_Toc201436111"/>Kontrola wersji i repozytorium<text:bookmark-end text:name="__RefHeading___Toc6010_1148864075"/><text:bookmark-end text:name="_Toc201436111"/></text:h>
      <text:h text:style-name="P11" text:outline-level="2"><text:bookmark-start text:name="__RefHeading___Toc6012_1148864075"/><text:bookmark-start text:name="_Toc201436112"/>Formatowanie i nazewnictwo plików<text:bookmark-end text:name="__RefHeading___Toc6012_1148864075"/><text:bookmark-end text:name="_Toc201436112"/></text:h>
      <text:h text:style-name="P10" text:outline-level="1"><text:bookmark-start text:name="__RefHeading___Toc6014_1148864075"/><text:bookmark-start text:name="_Toc201436113"/>Procesy zarządzania<text:bookmark-end text:name="__RefHeading___Toc6014_1148864075"/><text:bookmark-end text:name="_Toc201436113"/></text:h>
      <text:h text:style-name="P11" text:outline-level="2"><text:bookmark-start text:name="__RefHeading___Toc6016_1148864075"/><text:bookmark-start text:name="_Toc201436114"/>Plan zarządzania konfiguracją<text:bookmark-end text:name="__RefHeading___Toc6016_1148864075"/><text:bookmark-end text:name="_Toc201436114"/></text:h>
      <text:h text:style-name="P11" text:outline-level="2"><text:bookmark-start text:name="__RefHeading___Toc6018_1148864075"/><text:bookmark-start text:name="_Toc201436115"/>Plan zarządzania ryzykiem<text:bookmark-end text:name="__RefHeading___Toc6018_1148864075"/><text:bookmark-end text:name="_Toc201436115"/></text:h>
      <text:h text:style-name="Heading_20_2" text:outline-level="2"><text:bookmark-start text:name="_Toc201436116"/><text:bookmark-start text:name="__RefHeading___Toc6020_1148864075"/>Plan zarządzania testami<text:bookmark-end text:name="_Toc201436116"/><text:bookmark-end text:name="__RefHeading___Toc6020_1148864075"/></text:h>
      <text:p text:style-name="P12"/>
      <text:p text:style-name="P13" loext:marker-style-name="T5"><text:span text:style-name="T5"/></text:p>
      <text:h text:style-name="P14" text:outline-level="2" text:is-list-header="true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3T13:17:51.534188800</dc:date>
    <meta:editing-duration>PT25M17S</meta:editing-duration>
    <meta:editing-cycles>5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84" meta:word-count="329" meta:character-count="2043" meta:non-whitespace-character-count="1824"/>
  </office:meta>
</office:document-meta>
</file>